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2.17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Java NI/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Java NI/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Co to jest Java NI/O?:</text:p>
              </text:list-header>
              <text:list-item>
                <text:p>Java NI/O – Non blocking I/O – nie blokujące I/O</text:p>
                <text:p>Java I/O ma jedną wadę – czytanie czy zapisywanie z/do strumienia <text:s/>blokuje cały program</text:p>
              </text:list-item>
              <text:list-item>
                <text:p>Java I/O – Strumienie wej/wyj</text:p>
              </text:list-item>
              <text:list-item>
                <text:p>Java NI/O – Bufory, Kanały, Selek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3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Java I/O vs Java NI/O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Java I/O – Strumienie – brak możliwości poruszania się po strumieniu, sekwencyjne sczytywanie danych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Java NI/O – Bufory – dane wczytane do bufora do późniejszej obróbki, można poruszać się po buforze, ALE: trzeba mieć pewność że wszystkie potrzebne dane są w buforze it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Java I/O vs Java NI/O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Blokowane I/O – jeśli wątek zaczyna czytać, bądź coś zapisywać to dopóki nie wykona zadania, jest zablokowany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Nie blokowane I/O – dany wątek sczytuje, zapisuje z/do kanału to co jest (może nie być nic), po obsłużeniu aktualnych danych wątek działa dale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draw:frame presentation:style-name="pr4" draw:layer="layout" svg:width="25.199cm" svg:height="3.506cm" svg:x="1.4cm" svg:y="0.837cm" presentation:class="title">
          <draw:text-box>
            <text:list text:style-name="L2">
              <text:list-header>
                <text:p>Java I/O vs Java NI/O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Trzeba utworzyć kilka osobnych wątków, by obsłużyć wiele różnych operacji współbieżnego czytania/pisania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Selektor – umożliwia obsłużenie wielu operacji wejścia wyjścia w jednym wąt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draw:frame presentation:style-name="pr4" draw:layer="layout" svg:width="25.199cm" svg:height="3.506cm" svg:x="1.4cm" svg:y="0.837cm" presentation:class="title">
          <draw:text-box>
            <text:list text:style-name="L2">
              <text:list-header>
                <text:p>Java I/O vs Java NI/O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Parsowanie danych jest banalnie proste, po prostu czekamy aż dany obiekt pojawi się na wejściu/wyjściu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Parsowanie danych jest trudne, trzeba sprawdzać stan zapełnienia bufora, czy cały obiekt jest już w buforze, trzeba wymyślić własne mechanizmy zabezpiecze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4:21:30.160000000</meta:creation-date>
    <dc:date>2017-04-01T14:38:52.747000000</dc:date>
    <meta:editing-duration>PT17M12S</meta:editing-duration>
    <meta:editing-cycles>21</meta:editing-cycles>
    <meta:generator>LibreOffice/5.3.0.3$Windows_X86_64 LibreOffice_project/7074905676c47b82bbcfbea1aeefc84afe1c50e1</meta:generator>
    <meta:document-statistic meta:object-count="49"/>
  </office:meta>
</office:document-meta>
</file>